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2000001C256322FA57DB5306C.png" manifest:media-type="image/png"/>
  <manifest:file-entry manifest:full-path="Pictures/10000000000001C2000001C2C139565757C8CF32.png" manifest:media-type="image/png"/>
  <manifest:file-entry manifest:full-path="Pictures/10000000000001C2000001C2ADF3A88AF20A35F4.png" manifest:media-type="image/png"/>
  <manifest:file-entry manifest:full-path="Pictures/10000000000001C2000001C2FCF3AFC66A81335C.png" manifest:media-type="image/png"/>
  <manifest:file-entry manifest:full-path="Pictures/10000000000001C2000001C2F8437D12A2C4B332.png" manifest:media-type="image/png"/>
  <manifest:file-entry manifest:full-path="Pictures/10000000000001C2000001C2EF9D95F4F2E865F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7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000000"/>
    </style:style>
    <style:style style:name="P2" style:family="paragraph">
      <loext:graphic-properties draw:fill="none" draw:fill-color="#ffffff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cm" svg:height="1.927cm" svg:x="1.5cm" svg:y="1.973cm">
          <draw:text-box>
            <text:p text:style-name="P1"><text:span text:style-name="T1">A</text:span></text:p>
          </draw:text-box>
        </draw:frame>
        <draw:frame draw:style-name="gr2" draw:text-style-name="P3" draw:layer="layout" svg:width="7.064cm" svg:height="7.064cm" svg:x="11.467cm" svg:y="2.595cm">
          <draw:image xlink:href="Pictures/10000000000001C2000001C2EF9D95F4F2E865FC.png" xlink:type="simple" xlink:show="embed" xlink:actuate="onLoad">
            <text:p/>
          </draw:image>
        </draw:frame>
        <draw:frame draw:style-name="gr2" draw:text-style-name="P3" draw:layer="layout" svg:width="7.069cm" svg:height="7.068cm" svg:x="11.465cm" svg:y="10.148cm">
          <draw:image xlink:href="Pictures/10000000000001C2000001C2F8437D12A2C4B332.png" xlink:type="simple" xlink:show="embed" xlink:actuate="onLoad">
            <text:p/>
          </draw:image>
        </draw:frame>
        <draw:frame draw:style-name="gr2" draw:text-style-name="P3" draw:layer="layout" svg:width="7.068cm" svg:height="7.068cm" svg:x="11.465cm" svg:y="17.738cm">
          <draw:image xlink:href="Pictures/10000000000001C2000001C2FCF3AFC66A81335C.png" xlink:type="simple" xlink:show="embed" xlink:actuate="onLoad">
            <text:p/>
          </draw:image>
        </draw:frame>
        <draw:frame draw:style-name="gr2" draw:text-style-name="P3" draw:layer="layout" svg:width="7.068cm" svg:height="7.068cm" svg:x="1.732cm" svg:y="2.786cm">
          <draw:image xlink:href="Pictures/10000000000001C2000001C2C139565757C8CF32.png" xlink:type="simple" xlink:show="embed" xlink:actuate="onLoad">
            <text:p/>
          </draw:image>
        </draw:frame>
        <draw:frame draw:style-name="gr2" draw:text-style-name="P3" draw:layer="layout" svg:width="7.068cm" svg:height="7.069cm" svg:x="1.732cm" svg:y="10.341cm">
          <draw:image xlink:href="Pictures/10000000000001C2000001C256322FA57DB5306C.png" xlink:type="simple" xlink:show="embed" xlink:actuate="onLoad">
            <text:p/>
          </draw:image>
        </draw:frame>
        <draw:frame draw:style-name="gr2" draw:text-style-name="P3" draw:layer="layout" svg:width="7.068cm" svg:height="7.069cm" svg:x="1.732cm" svg:y="17.931cm">
          <draw:image xlink:href="Pictures/10000000000001C2000001C2ADF3A88AF20A35F4.png" xlink:type="simple" xlink:show="embed" xlink:actuate="onLoad">
            <text:p/>
          </draw:image>
        </draw:frame>
        <draw:frame draw:style-name="gr1" draw:text-style-name="P4" draw:layer="layout" svg:width="1.3cm" svg:height="1.927cm" svg:x="10.6cm" svg:y="1.974cm">
          <draw:text-box>
            <text:p text:style-name="P1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9cm" fo:page-height="26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19:01:13.012570347</meta:creation-date>
    <dc:date>2016-03-16T19:59:13.518595655</dc:date>
    <dc:creator>Ogan Mancarci</dc:creator>
    <meta:editing-duration>PT58M1S</meta:editing-duration>
    <meta:editing-cycles>2</meta:editing-cycles>
    <meta:generator>LibreOffice/5.1.1.2$Linux_X86_64 LibreOffice_project/10m0$Build-2</meta:generator>
    <meta:document-statistic meta:object-count="8"/>
  </office:meta>
</office:document-meta>
</file>